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MethodPointcutAdvisorIntegrationTests.testMultiple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gexpMethodPointcutAdvisorIntegrationTests.testSingl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gexpMethodPointcutAdvisorIntegrationTests.testSer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